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P(X=n)</text:p>
          </table:table-cell>
          <table:table-cell table:style-name="ce1" office:value-type="string">
            <text:p>P(X&lt;=n)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table:formula="of:=BINOMDIST([.A2];31;0.12;0)" office:value-type="float" office:value="0.0190091560826214">
            <text:p>0,0190091561</text:p>
          </table:table-cell>
          <table:table-cell table:style-name="ce2" table:formula="of:=BINOMDIST([.A2];31;0.12;1)" office:value-type="float" office:value="0.0190091560826214">
            <text:p>0,0190091561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formula="of:=BINOMDIST([.A3];31;0.12;0)" office:value-type="float" office:value="0.0803568870765361">
            <text:p>0,0803568871</text:p>
          </table:table-cell>
          <table:table-cell table:formula="of:=BINOMDIST([.A3];31;0.12;1)" office:value-type="float" office:value="0.0993660431591576">
            <text:p>0,0993660432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formula="of:=BINOMDIST([.A4];31;0.12;0)" office:value-type="float" office:value="0.164366359929278">
            <text:p>0,1643663599</text:p>
          </table:table-cell>
          <table:table-cell table:formula="of:=BINOMDIST([.A4];31;0.12;1)" office:value-type="float" office:value="0.263732403088436">
            <text:p>0,263732403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formula="of:=BINOMDIST([.A5];31;0.12;0)" office:value-type="float" office:value="0.216664747179503">
            <text:p>0,2166647472</text:p>
          </table:table-cell>
          <table:table-cell table:formula="of:=BINOMDIST([.A5];31;0.12;1)" office:value-type="float" office:value="0.480397150267939">
            <text:p>0,4803971503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formula="of:=BINOMDIST([.A6];31;0.12;0)" office:value-type="float" office:value="0.206816349580435">
            <text:p>0,2068163496</text:p>
          </table:table-cell>
          <table:table-cell table:formula="of:=BINOMDIST([.A6];31;0.12;1)" office:value-type="float" office:value="0.687213499848374">
            <text:p>0,6872134998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table:formula="of:=BINOMDIST([.A7];31;0.12;0)" office:value-type="float" office:value="0.152292039236502">
            <text:p>0,1522920392</text:p>
          </table:table-cell>
          <table:table-cell table:formula="of:=BINOMDIST([.A7];31;0.12;1)" office:value-type="float" office:value="0.839505539084876">
            <text:p>0,839505539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table:formula="of:=BINOMDIST([.A8];31;0.12;0)" office:value-type="float" office:value="0.0899907504579331">
            <text:p>0,0899907505</text:p>
          </table:table-cell>
          <table:table-cell table:formula="of:=BINOMDIST([.A8];31;0.12;1)" office:value-type="float" office:value="0.929496289542809">
            <text:p>0,9294962895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BINOMDIST([.A9];31;0.12;0)" office:value-type="float" office:value="0.0438266641840583">
            <text:p>0,0438266642</text:p>
          </table:table-cell>
          <table:table-cell table:style-name="ce3" table:formula="of:=BINOMDIST([.A9];31;0.12;1)" office:value-type="float" office:value="0.973322953726868">
            <text:p>0,9733229537</text:p>
          </table:table-cell>
          <table:table-cell table:number-columns-repeated="102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formula="of:=BINOMDIST([.A10];31;0.12;0)" office:value-type="float" office:value="0.0179290898934784">
            <text:p>0,0179290899</text:p>
          </table:table-cell>
          <table:table-cell table:style-name="ce2" table:formula="of:=BINOMDIST([.A10];31;0.12;1)" office:value-type="float" office:value="0.991252043620346">
            <text:p>0,9912520436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formula="of:=BINOMDIST([.A11];31;0.12;0)" office:value-type="float" office:value="0.00624801617500005">
            <text:p>0,0062480162</text:p>
          </table:table-cell>
          <table:table-cell table:style-name="ce2" table:formula="of:=BINOMDIST([.A11];31;0.12;1)" office:value-type="float" office:value="0.997500059795346">
            <text:p>0,9975000598</text:p>
          </table:table-cell>
          <table:table-cell table:number-columns-repeated="102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formula="of:=BINOMDIST([.A12];31;0.12;0)" office:value-type="float" office:value="0.00187440485250001">
            <text:p>0,0018744049</text:p>
          </table:table-cell>
          <table:table-cell table:style-name="ce2" table:formula="of:=BINOMDIST([.A12];31;0.12;1)" office:value-type="float" office:value="0.999374464647846">
            <text:p>0,9993744646</text:p>
          </table:table-cell>
          <table:table-cell table:number-columns-repeated="102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formula="of:=BINOMDIST([.A13];31;0.12;0)" office:value-type="float" office:value="0.000487964899617772">
            <text:p>0,0004879649</text:p>
          </table:table-cell>
          <table:table-cell table:style-name="ce2" table:formula="of:=BINOMDIST([.A13];31;0.12;1)" office:value-type="float" office:value="0.999862429547464">
            <text:p>0,9998624295</text:p>
          </table:table-cell>
          <table:table-cell table:number-columns-repeated="1020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formula="of:=BINOMDIST([.A14];31;0.12;0)" office:value-type="float" office:value="0.000110901113549494">
            <text:p>0,0001109011</text:p>
          </table:table-cell>
          <table:table-cell table:style-name="ce2" table:formula="of:=BINOMDIST([.A14];31;0.12;1)" office:value-type="float" office:value="0.999973330661014">
            <text:p>0,9999733307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formula="of:=BINOMDIST([.A15];31;0.12;0)" office:value-type="float" office:value="0.0000221026694836404">
            <text:p>2,21026694836404E-005</text:p>
          </table:table-cell>
          <table:table-cell table:style-name="ce2" table:formula="of:=BINOMDIST([.A15];31;0.12;1)" office:value-type="float" office:value="0.999995433330497">
            <text:p>0,9999954333</text:p>
          </table:table-cell>
          <table:table-cell table:number-columns-repeated="102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formula="of:=BINOMDIST([.A16];31;0.12;0)" office:value-type="float" office:value="0.00000387514335102785">
            <text:p>3,87514335102785E-006</text:p>
          </table:table-cell>
          <table:table-cell table:style-name="ce2" table:formula="of:=BINOMDIST([.A16];31;0.12;1)" office:value-type="float" office:value="0.999999308473848">
            <text:p>0,9999993085</text:p>
          </table:table-cell>
          <table:table-cell table:number-columns-repeated="1020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table:formula="of:=BINOMDIST([.A17];31;0.12;0)" office:value-type="float" office:value="0.000000598885790613396">
            <text:p>5,98885790613396E-007</text:p>
          </table:table-cell>
          <table:table-cell table:style-name="ce2" table:formula="of:=BINOMDIST([.A17];31;0.12;1)" office:value-type="float" office:value="0.999999907359639">
            <text:p>0,9999999074</text:p>
          </table:table-cell>
          <table:table-cell table:number-columns-repeated="1020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formula="of:=BINOMDIST([.A18];31;0.12;0)" office:value-type="float" office:value="0.0000000816662441745539">
            <text:p>8,16662441745539E-008</text:p>
          </table:table-cell>
          <table:table-cell table:style-name="ce2" table:formula="of:=BINOMDIST([.A18];31;0.12;1)" office:value-type="float" office:value="0.999999989025883">
            <text:p>0,999999989</text:p>
          </table:table-cell>
          <table:table-cell table:number-columns-repeated="1020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table:formula="of:=BINOMDIST([.A19];31;0.12;0)" office:value-type="float" office:value="0.00000000982615237394366">
            <text:p>9,82615237394366E-009</text:p>
          </table:table-cell>
          <table:table-cell table:style-name="ce2" table:formula="of:=BINOMDIST([.A19];31;0.12;1)" office:value-type="float" office:value="0.999999998852035">
            <text:p>0,9999999989</text:p>
          </table:table-cell>
          <table:table-cell table:number-columns-repeated="1020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formula="of:=BINOMDIST([.A20];31;0.12;0)" office:value-type="float" office:value="0.00000000104216767602433">
            <text:p>0,000000001</text:p>
          </table:table-cell>
          <table:table-cell table:style-name="ce2" table:formula="of:=BINOMDIST([.A20];31;0.12;1)" office:value-type="float" office:value="0.999999999894203">
            <text:p>0,9999999999</text:p>
          </table:table-cell>
          <table:table-cell table:number-columns-repeated="1020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table:formula="of:=BINOMDIST([.A21];31;0.12;0)" office:value-type="float" office:value="0.0000000000972357401075329">
            <text:p>9,72357401075329E-011</text:p>
          </table:table-cell>
          <table:table-cell table:style-name="ce2" table:formula="of:=BINOMDIST([.A21];31;0.12;1)" office:value-type="float" office:value="0.999999999991439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formula="of:=BINOMDIST([.A22];31;0.12;0)" office:value-type="float" office:value="0.0000000000079556514633436">
            <text:p>7,9556514633436E-012</text:p>
          </table:table-cell>
          <table:table-cell table:style-name="ce2" table:formula="of:=BINOMDIST([.A22];31;0.12;1)" office:value-type="float" office:value="0.999999999999394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table:formula="of:=BINOMDIST([.A23];31;0.12;0)" office:value-type="float" office:value="0.000000000000568260818810257">
            <text:p>5,68260818810257E-013</text:p>
          </table:table-cell>
          <table:table-cell table:style-name="ce2" table:formula="of:=BINOMDIST([.A23];31;0.12;1)" office:value-type="float" office:value="0.999999999999963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formula="of:=BINOMDIST([.A24];31;0.12;0)" office:value-type="float" office:value="0.0000000000000352227780254292">
            <text:p>3,52227780254292E-014</text:p>
          </table:table-cell>
          <table:table-cell table:style-name="ce2" table:formula="of:=BINOMDIST([.A24];31;0.12;1)" office:value-type="float" office:value="0.999999999999998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table:formula="of:=BINOMDIST([.A25];31;0.12;0)" office:value-type="float" office:value="1.87947629779958E-015">
            <text:p>1,87947629779958E-015</text:p>
          </table:table-cell>
          <table:table-cell table:style-name="ce2" table:formula="of:=BINOMDIST([.A25];31;0.12;1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formula="of:=BINOMDIST([.A26];31;0.12;0)" office:value-type="float" office:value="8.54307408090718E-017">
            <text:p>8,54307408090718E-017</text:p>
          </table:table-cell>
          <table:table-cell table:style-name="ce2" table:formula="of:=BINOMDIST([.A26];31;0.12;1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formula="of:=BINOMDIST([.A27];31;0.12;0)" office:value-type="float" office:value="3.26190101271001E-018">
            <text:p>3,26190101271001E-018</text:p>
          </table:table-cell>
          <table:table-cell table:style-name="ce2" table:formula="of:=BINOMDIST([.A27];31;0.12;1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table:formula="of:=BINOMDIST([.A28];31;0.12;0)" office:value-type="float" office:value="1.026472346657E-019">
            <text:p>1,026472346657E-019</text:p>
          </table:table-cell>
          <table:table-cell table:style-name="ce2" table:formula="of:=BINOMDIST([.A28];31;0.12;1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formula="of:=BINOMDIST([.A29];31;0.12;0)" office:value-type="float" office:value="2.59210188549747E-021">
            <text:p>2,59210188549747E-021</text:p>
          </table:table-cell>
          <table:table-cell table:style-name="ce2" table:formula="of:=BINOMDIST([.A29];31;0.12;1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formula="of:=BINOMDIST([.A30];31;0.12;0)" office:value-type="float" office:value="5.04954912759247E-023">
            <text:p>5,04954912759247E-023</text:p>
          </table:table-cell>
          <table:table-cell table:style-name="ce2" table:formula="of:=BINOMDIST([.A30];31;0.12;1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table:formula="of:=BINOMDIST([.A31];31;0.12;0)" office:value-type="float" office:value="7.12318842450348E-025">
            <text:p>7,12318842450348E-025</text:p>
          </table:table-cell>
          <table:table-cell table:style-name="ce2" table:formula="of:=BINOMDIST([.A31];31;0.12;1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formula="of:=BINOMDIST([.A32];31;0.12;0)" office:value-type="float" office:value="6.47562584045771E-027">
            <text:p>6,47562584045771E-027</text:p>
          </table:table-cell>
          <table:table-cell table:style-name="ce2" table:formula="of:=BINOMDIST([.A32];31;0.12;1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formula="of:=BINOMDIST([.A33];31;0.12;0)" office:value-type="float" office:value="2.84851576559723E-029">
            <text:p>2,84851576559723E-029</text:p>
          </table:table-cell>
          <table:table-cell table:style-name="ce2" table:formula="of:=BINOMDIST([.A33];31;0.12;1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5T15:22:50</meta:creation-date>
    <dc:date>2013-02-25T15:43:14</dc:date>
    <meta:editing-duration>PT4M</meta:editing-duration>
    <meta:editing-cycles>1</meta:editing-cycles>
    <meta:generator>LibreOffice/4.0$Linux_x86 LibreOffice_project/400m0$Build-12</meta:generator>
    <meta:document-statistic meta:table-count="1" meta:cell-count="131" meta:object-count="0"/>
  </office:meta>
</office:document-meta>
</file>